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り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text:p text:style-name="Normal"/>
      <text:p text:style-name="Normal"/>
      <text:p text:style-name="Normal"/>
      <text:p text:style-name="Normal">Simpler. I want things to be simpler. More straightforward. I wonder what I’d like more. I think I want to try something new. More straightforward... Simpl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